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D00000190989ED149A11296A0.png" manifest:media-type="image/png"/>
  <manifest:file-entry manifest:full-path="Pictures/100000010000042C0000033D6663A254F9B79C1F.png" manifest:media-type="image/png"/>
  <manifest:file-entry manifest:full-path="Pictures/1000000100000420000001D26FED48AF02EC70C7.png" manifest:media-type="image/png"/>
  <manifest:file-entry manifest:full-path="Pictures/1000000100000415000003777AD1C60498013459.png" manifest:media-type="image/png"/>
  <manifest:file-entry manifest:full-path="Pictures/100000010000042500000364A65EF98C5577D9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9.25cm" svg:height="15.749cm" svg:x="4cm" svg:y="0cm">
          <draw:image xlink:href="Pictures/100000010000042500000364A65EF98C5577D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18.554cm" svg:height="15.749cm" svg:x="4.446cm" svg:y="0.001cm">
          <draw:image xlink:href="Pictures/1000000100000415000003777AD1C604980134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18.554cm" svg:height="15.749cm" svg:x="4.5cm" svg:y="0.001cm">
          <draw:image xlink:href="Pictures/1000000100000415000003777AD1C604980134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1" draw:layer="layout" svg:width="27.939cm" svg:height="12.329cm" svg:x="0.053cm" svg:y="2.478cm">
          <draw:image xlink:href="Pictures/1000000100000420000001D26FED48AF02EC70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" draw:text-style-name="P1" draw:layer="layout" svg:width="20.29cm" svg:height="15.749cm" svg:x="3.71cm" svg:y="0cm">
          <draw:image xlink:href="Pictures/100000010000042C0000033D6663A254F9B79C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" draw:text-style-name="P1" draw:layer="layout" svg:width="27.999cm" svg:height="9.482cm" svg:x="0.023cm" svg:y="3.902cm">
          <draw:image xlink:href="Pictures/100000010000049D00000190989ED149A11296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8" draw:display-name="Extrémités de flèche 18" svg:viewBox="0 0 1131 1580" svg:d="M1013 1491l118 89-567-1580-564 1580 114-85 136-68 148-46 161-17 161 13 153 46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1013 1130" svg:d="M1009 1050l-449-1008-22-30-29-12-34 12-21 26-449 1012-5 13v8l5 21 12 21 17 13 21 4h903l21-4 21-13 9-21 4-21v-8z"/>
    <draw:marker draw:name="Extrémités_20_de_20_flèche_20_22" draw:display-name="Extrémités de flèche 22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40" svg:d="M0 40l10-40 10 40z"/>
    <draw:marker draw:name="Extrémités_20_de_20_flèche_20_5" draw:display-name="Extrémités de flèche 5" svg:viewBox="0 0 20 20" svg:d="M0 20l10-20 10 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5:58:06.746598137</meta:creation-date>
    <meta:generator>LibreOffice/7.3.4.2$Linux_X86_64 LibreOffice_project/728fec16bd5f605073805c3c9e7c4212a0120dc5</meta:generator>
    <dc:date>2022-09-28T12:12:28.575471432</dc:date>
    <meta:editing-duration>PT12H15M31S</meta:editing-duration>
    <meta:editing-cycles>62</meta:editing-cycles>
    <meta:document-statistic meta:object-count="39"/>
  </office:meta>
</office:document-meta>
</file>